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svg:stroke-color="#999999" draw:marker-start="Arrow" draw:marker-start-width="0.203cm" draw:marker-end="Arrow" draw:marker-end-width="0.203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cccccc" draw:fill="gradient" draw:fill-gradient-name="Gray_20_Gradient_20_2" draw:textarea-vertical-align="middle"/>
    </style:style>
    <style:style style:name="gr3" style:family="graphic" style:parent-style-name="objectwithoutfill">
      <style:graphic-properties svg:stroke-width="0.051cm" svg:stroke-color="#999999" draw:marker-start-width="0.355cm" draw:marker-end="Arrow" draw:marker-end-width="0.203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gradient" draw:fill-gradient-name="Gray_20_Gradient_20_1" draw:textarea-vertical-align="middle"/>
    </style:style>
    <style:style style:name="gr5" style:family="graphic" style:parent-style-name="standard">
      <style:graphic-properties draw:fill="gradient" draw:fill-gradient-name="Cyan_20_Gradient" draw:textarea-vertical-align="middle"/>
    </style:style>
    <style:style style:name="gr6" style:family="graphic" style:parent-style-name="objectwithoutfill">
      <style:graphic-properties svg:stroke-width="0.051cm" draw:marker-start-width="0.355cm" draw:marker-end="Arrow" draw:marker-end-width="0.203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Fine_20_Dashed_20__28_var_29_" svg:stroke-width="0.051cm" draw:marker-start-width="0.355cm" draw:marker-end="Arrow" draw:marker-end-width="0.203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fill="gradient" draw:fill-gradient-name="Green_20_Gradient_20_1" draw:textarea-vertical-align="middle"/>
    </style:style>
    <style:style style:name="gr9" style:family="graphic" style:parent-style-name="standard">
      <style:graphic-properties draw:fill="gradient" draw:fill-gradient-name="Orange_20_Gradient_20_1" draw:textarea-vertical-align="middle"/>
    </style:style>
    <style:style style:name="gr10" style:family="graphic" style:parent-style-name="standard">
      <style:graphic-properties draw:fill="gradient" draw:fill-gradient-name="Blue_20_Gradient_20_2" draw:textarea-vertical-align="middle"/>
    </style:style>
    <style:style style:name="gr11" style:family="graphic" style:parent-style-name="objectwithoutfill">
      <style:graphic-properties svg:stroke-width="0.051cm" draw:marker-start="Arrow" draw:marker-start-width="0.203cm" draw:marker-end="" draw:marker-end-width="0.203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65cm"/>
    </style:style>
    <style:style style:name="gr13" style:family="graphic" style:parent-style-name="objectwithoutfill">
      <style:graphic-properties svg:stroke-width="0.051cm" draw:marker-start-width="0.355cm" draw:marker-end="Arrow" draw:marker-end-width="0.203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72cm"/>
    </style:style>
    <style:style style:name="gr1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742cm"/>
    </style:style>
    <style:style style:name="gr17" style:family="graphic" style:parent-style-name="objectwithoutfill">
      <style:graphic-properties draw:stroke="dash" draw:stroke-dash="Fine_20_Dashed_20__28_var_29_" svg:stroke-width="0.051cm" svg:stroke-color="#999999" draw:marker-start-width="0.355cm" draw:marker-end="Arrow" draw:marker-end-width="0.203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999999" draw:marker-start-width="0.355cm" draw:marker-end="Arrow" draw:marker-end-width="0.203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999999" draw:marker-start="Arrow" draw:marker-start-width="0.203cm" draw:marker-end-width="0.355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draw:marker-start="Arrow" draw:marker-start-width="0.203cm" draw:marker-end="Arrow" draw:marker-end-width="0.203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4.0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999999" fo:font-size="8pt" style:font-size-asian="8pt" style:font-size-complex="8pt"/>
    </style:style>
    <style:style style:name="P4" style:family="paragraph">
      <style:paragraph-properties fo:text-align="center"/>
      <style:text-properties fo:color="#ffffff" fo:font-size="8pt" style:font-size-asian="8pt" style:font-size-complex="8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3pt" style:font-size-asian="13pt" style:font-size-complex="13pt"/>
    </style:style>
    <style:style style:name="T1" style:family="text">
      <style:text-properties fo:color="#999999" fo:font-size="8pt" style:font-size-asian="8pt" style:font-size-complex="8pt"/>
    </style:style>
    <style:style style:name="T2" style:family="text">
      <style:text-properties fo:color="#ffffff" fo:font-size="8pt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557cm" svg:y1="2.778cm" svg:x2="19.288cm" svg:y2="7.223cm">
          <text:p/>
        </draw:line>
        <draw:rect draw:style-name="gr2" draw:text-style-name="P3" draw:layer="layout" svg:width="1.27cm" svg:height="0.762cm" svg:x="3.286cm" svg:y="4.302cm">
          <text:p text:style-name="P2"><text:span text:style-name="T1">USB Dev</text:span></text:p>
          <text:p text:style-name="P2"><text:span text:style-name="T1">stack</text:span></text:p>
        </draw:rect>
        <draw:rect draw:style-name="gr2" draw:text-style-name="P3" draw:layer="layout" svg:width="1.27cm" svg:height="0.762cm" svg:x="3.286cm" svg:y="7.731cm">
          <text:p text:style-name="P2"><text:span text:style-name="T1">SPI</text:span></text:p>
        </draw:rect>
        <draw:line draw:style-name="gr3" draw:text-style-name="P2" draw:layer="layout" svg:x1="4.556cm" svg:y1="4.683cm" svg:x2="5.191cm" svg:y2="4.683cm">
          <text:p/>
        </draw:line>
        <draw:line draw:style-name="gr3" draw:text-style-name="P2" draw:layer="layout" svg:x1="4.556cm" svg:y1="8.112cm" svg:x2="5.191cm" svg:y2="8.112cm">
          <text:p/>
        </draw:line>
        <draw:rect draw:style-name="gr2" draw:text-style-name="P3" draw:layer="layout" svg:width="1.27cm" svg:height="0.762cm" svg:x="5.191cm" svg:y="4.302cm">
          <text:p text:style-name="P2"><text:span text:style-name="T1">CDC /</text:span></text:p>
          <text:p text:style-name="P2"><text:span text:style-name="T1">vCOM</text:span></text:p>
        </draw:rect>
        <draw:rect draw:style-name="gr2" draw:text-style-name="P3" draw:layer="layout" svg:width="1.27cm" svg:height="0.762cm" svg:x="5.191cm" svg:y="7.731cm">
          <text:p text:style-name="P2"><text:span text:style-name="T1">FS</text:span></text:p>
        </draw:rect>
        <draw:rect draw:style-name="gr4" draw:text-style-name="P4" draw:layer="layout" svg:width="1.27cm" svg:height="0.762cm" svg:x="1.381cm" svg:y="4.302cm">
          <text:p text:style-name="P2"><text:span text:style-name="T2">USB</text:span></text:p>
          <text:p text:style-name="P2"><text:span text:style-name="T2">Device</text:span></text:p>
        </draw:rect>
        <draw:rect draw:style-name="gr4" draw:text-style-name="P4" draw:layer="layout" svg:width="1.27cm" svg:height="0.762cm" svg:x="1.381cm" svg:y="7.731cm">
          <text:p text:style-name="P2"><text:span text:style-name="T2">SD</text:span></text:p>
        </draw:rect>
        <draw:line draw:style-name="gr3" draw:text-style-name="P2" draw:layer="layout" svg:x1="2.651cm" svg:y1="4.683cm" svg:x2="3.286cm" svg:y2="4.683cm">
          <text:p/>
        </draw:line>
        <draw:line draw:style-name="gr3" draw:text-style-name="P2" draw:layer="layout" svg:x1="2.651cm" svg:y1="8.112cm" svg:x2="3.286cm" svg:y2="8.112cm">
          <text:p/>
        </draw:line>
        <draw:line draw:style-name="gr3" draw:text-style-name="P3" draw:layer="layout" svg:x1="6.461cm" svg:y1="4.683cm" svg:x2="7.731cm" svg:y2="6.08cm">
          <text:p/>
        </draw:line>
        <draw:rect draw:style-name="gr5" draw:text-style-name="P1" draw:layer="layout" svg:width="1.524cm" svg:height="1.016cm" svg:x="7.731cm" svg:y="5.826cm">
          <text:p text:style-name="P2"><text:span text:style-name="T3">g-code</text:span></text:p>
          <text:p text:style-name="P2"><text:span text:style-name="T3">processor</text:span></text:p>
        </draw:rect>
        <draw:rect draw:style-name="gr2" draw:text-style-name="P3" draw:layer="layout" svg:width="1.778cm" svg:height="1.524cm" svg:x="8.112cm" svg:y="1.254cm">
          <text:p text:style-name="P2"><text:span text:style-name="T1">onboard</text:span></text:p>
          <text:p text:style-name="P2"><text:span text:style-name="T1">UI</text:span></text:p>
        </draw:rect>
        <draw:line draw:style-name="gr6" draw:text-style-name="P1" draw:layer="layout" svg:x1="9.255cm" svg:y1="6.334cm" svg:x2="10.398cm" svg:y2="6.715cm">
          <text:p text:style-name="P2"><text:span text:style-name="T3">g-code <text:s/></text:span></text:p>
          <text:p text:style-name="P2"><text:span text:style-name="T3">cmds <text:s/></text:span></text:p>
        </draw:line>
        <draw:line draw:style-name="gr7" draw:text-style-name="P1" draw:layer="layout" svg:x1="11.922cm" svg:y1="6.461cm" svg:x2="13.065cm" svg:y2="4.683cm">
          <text:p text:style-name="P2"><text:span text:style-name="T3">motion <text:s/></text:span></text:p>
          <text:p text:style-name="P2"><text:span text:style-name="T3">cmds <text:s/></text:span></text:p>
        </draw:line>
        <draw:line draw:style-name="gr6" draw:text-style-name="P1" draw:layer="layout" svg:x1="11.922cm" svg:y1="7.223cm" svg:x2="13.065cm" svg:y2="9.255cm">
          <text:p text:style-name="P2"><text:span text:style-name="T3">fan <text:s/></text:span></text:p>
          <text:p text:style-name="P2"><text:span text:style-name="T3">cmds <text:s/></text:span></text:p>
        </draw:line>
        <draw:line draw:style-name="gr6" draw:text-style-name="P1" draw:layer="layout" svg:x1="11.922cm" svg:y1="7.477cm" svg:x2="13.065cm" svg:y2="11.668cm">
          <text:p text:style-name="P2"><text:span text:style-name="T3">heater</text:span></text:p>
          <text:p text:style-name="P2"><text:span text:style-name="T3">cmds</text:span></text:p>
        </draw:line>
        <draw:rect draw:style-name="gr8" draw:text-style-name="P1" draw:layer="layout" svg:width="1.524cm" svg:height="0.762cm" svg:x="13.065cm" svg:y="4.302cm">
          <text:p text:style-name="P2"><text:span text:style-name="T3">kinematics</text:span></text:p>
        </draw:rect>
        <draw:line draw:style-name="gr7" draw:text-style-name="P1" draw:layer="layout" svg:x1="14.589cm" svg:y1="4.683cm" svg:x2="16.113cm" svg:y2="4.683cm">
          <text:p text:style-name="P2"><text:span text:style-name="T3">motion <text:s text:c="2"/></text:span></text:p>
          <text:p text:style-name="P2"><text:span text:style-name="T3">segments <text:s text:c="3"/></text:span></text:p>
        </draw:line>
        <draw:rect draw:style-name="gr5" draw:text-style-name="P1" draw:layer="layout" svg:width="1.524cm" svg:height="0.762cm" svg:x="16.113cm" svg:y="4.302cm">
          <text:p text:style-name="P2"><text:span text:style-name="T3">motion</text:span></text:p>
          <text:p text:style-name="P2"><text:span text:style-name="T3">planner</text:span></text:p>
        </draw:rect>
        <draw:line draw:style-name="gr7" draw:text-style-name="P1" draw:layer="layout" svg:x1="17.637cm" svg:y1="4.683cm" svg:x2="18.78cm" svg:y2="4.683cm">
          <text:p text:style-name="P2"><text:span text:style-name="T3">speed <text:s/></text:span></text:p>
          <text:p text:style-name="P2"><text:span text:style-name="T3">ramps <text:s/></text:span></text:p>
        </draw:line>
        <draw:rect draw:style-name="gr9" draw:text-style-name="P1" draw:layer="layout" svg:width="1.524cm" svg:height="1.27cm" svg:x="18.78cm" svg:y="4.048cm">
          <text:p text:style-name="P2"><text:span text:style-name="T3">step</text:span></text:p>
          <text:p text:style-name="P2"><text:span text:style-name="T3">generator</text:span></text:p>
        </draw:rect>
        <draw:line draw:style-name="gr6" draw:text-style-name="P1" draw:layer="layout" svg:x1="20.304cm" svg:y1="4.683cm" svg:x2="21.447cm" svg:y2="4.683cm">
          <text:p text:style-name="P2"><text:span text:style-name="T3">step <text:s/></text:span></text:p>
          <text:p text:style-name="P2"><text:span text:style-name="T3">array <text:s/></text:span></text:p>
        </draw:line>
        <draw:rect draw:style-name="gr10" draw:text-style-name="P4" draw:layer="layout" svg:width="1.016cm" svg:height="0.762cm" svg:x="21.447cm" svg:y="4.302cm">
          <text:p text:style-name="P2"><text:span text:style-name="T2">DMA</text:span></text:p>
          <text:p text:style-name="P2"><text:span text:style-name="T2">buffer</text:span></text:p>
        </draw:rect>
        <draw:line draw:style-name="gr6" draw:text-style-name="P1" draw:layer="layout" svg:x1="22.463cm" svg:y1="4.683cm" svg:x2="23.606cm" svg:y2="4.683cm">
          <text:p text:style-name="P2"><text:span text:style-name="T3">step <text:s/></text:span></text:p>
          <text:p text:style-name="P2"><text:span text:style-name="T3">delay <text:s/></text:span></text:p>
        </draw:line>
        <draw:rect draw:style-name="gr10" draw:text-style-name="P4" draw:layer="layout" svg:width="0.889cm" svg:height="0.762cm" svg:x="23.606cm" svg:y="4.302cm">
          <text:p text:style-name="P2"><text:span text:style-name="T2">OC</text:span></text:p>
        </draw:rect>
        <draw:line draw:style-name="gr6" draw:text-style-name="P1" draw:layer="layout" svg:x1="24.495cm" svg:y1="4.683cm" svg:x2="25.511cm" svg:y2="4.683cm">
          <text:p text:style-name="P2"><text:span text:style-name="T3">pulse <text:s/></text:span></text:p>
          <text:p text:style-name="P2"><text:span text:style-name="T3"><text:s text:c="2"/></text:span></text:p>
        </draw:line>
        <draw:rect draw:style-name="gr4" draw:text-style-name="P4" draw:layer="layout" svg:width="1.143cm" svg:height="0.762cm" svg:x="25.511cm" svg:y="4.302cm">
          <text:p text:style-name="P2"><text:span text:style-name="T2">stepper</text:span></text:p>
        </draw:rect>
        <draw:line draw:style-name="gr6" draw:text-style-name="P1" draw:layer="layout" svg:x1="11.922cm" svg:y1="6.715cm" svg:x2="13.319cm" svg:y2="6.715cm">
          <text:p text:style-name="P2"><text:span text:style-name="T3">settings <text:s/></text:span></text:p>
          <text:p text:style-name="P2"><text:span text:style-name="T3">cmds <text:s/></text:span></text:p>
        </draw:line>
        <draw:rect draw:style-name="gr9" draw:text-style-name="P1" draw:layer="layout" svg:width="1.651cm" svg:height="1.27cm" svg:x="13.319cm" svg:y="6.207cm">
          <text:p text:style-name="P2"><text:span text:style-name="T3">settings</text:span></text:p>
          <text:p text:style-name="P2"><text:span text:style-name="T3">database</text:span></text:p>
        </draw:rect>
        <draw:line draw:style-name="gr6" draw:text-style-name="P1" draw:layer="layout" svg:x1="14.589cm" svg:y1="6.207cm" svg:x2="16.367cm" svg:y2="5.064cm">
          <text:p text:style-name="P2"><text:span text:style-name="T3">physical</text:span></text:p>
          <text:p text:style-name="P2"><text:span text:style-name="T3">limits</text:span></text:p>
        </draw:line>
        <draw:line draw:style-name="gr11" draw:text-style-name="P1" draw:layer="layout" svg:x1="13.7cm" svg:y1="5.064cm" svg:x2="14.208cm" svg:y2="6.207cm">
          <text:p text:style-name="P2"><text:span text:style-name="T3">printer</text:span></text:p>
          <text:p text:style-name="P2"><text:span text:style-name="T3">settings</text:span></text:p>
        </draw:line>
        <draw:line draw:style-name="gr6" draw:text-style-name="P1" draw:layer="layout" svg:x1="14.97cm" svg:y1="6.207cm" svg:x2="18.78cm" svg:y2="5.064cm">
          <text:p text:style-name="P2"><text:span text:style-name="T3">stepper</text:span></text:p>
          <text:p text:style-name="P2"><text:span text:style-name="T3">settings</text:span></text:p>
        </draw:line>
        <draw:rect draw:style-name="gr10" draw:text-style-name="P4" draw:layer="layout" svg:width="1.016cm" svg:height="0.762cm" svg:x="21.447cm" svg:y="3.286cm">
          <text:p text:style-name="P2"><text:span text:style-name="T2">DMA</text:span></text:p>
          <text:p text:style-name="P2"><text:span text:style-name="T2">buffer</text:span></text:p>
        </draw:rect>
        <draw:line draw:style-name="gr6" draw:text-style-name="P1" draw:layer="layout" svg:x1="22.463cm" svg:y1="3.667cm" svg:x2="23.606cm" svg:y2="3.667cm">
          <text:p text:style-name="P2"><text:span text:style-name="T3">step <text:s/></text:span></text:p>
          <text:p text:style-name="P2"><text:span text:style-name="T3">delay <text:s/></text:span></text:p>
        </draw:line>
        <draw:rect draw:style-name="gr10" draw:text-style-name="P4" draw:layer="layout" svg:width="0.889cm" svg:height="0.762cm" svg:x="23.606cm" svg:y="3.286cm">
          <text:p text:style-name="P2"><text:span text:style-name="T2">OC</text:span></text:p>
        </draw:rect>
        <draw:line draw:style-name="gr6" draw:text-style-name="P1" draw:layer="layout" svg:x1="24.495cm" svg:y1="3.667cm" svg:x2="25.511cm" svg:y2="3.667cm">
          <text:p text:style-name="P2"><text:span text:style-name="T3">pulse <text:s/></text:span></text:p>
          <text:p text:style-name="P2"><text:span text:style-name="T3"><text:s text:c="2"/></text:span></text:p>
        </draw:line>
        <draw:rect draw:style-name="gr4" draw:text-style-name="P4" draw:layer="layout" svg:width="1.143cm" svg:height="0.762cm" svg:x="25.511cm" svg:y="3.286cm">
          <text:p text:style-name="P2"><text:span text:style-name="T2">stepper</text:span></text:p>
        </draw:rect>
        <draw:rect draw:style-name="gr10" draw:text-style-name="P4" draw:layer="layout" svg:width="1.016cm" svg:height="0.762cm" svg:x="21.447cm" svg:y="5.318cm">
          <text:p text:style-name="P2"><text:span text:style-name="T2">DMA</text:span></text:p>
          <text:p text:style-name="P2"><text:span text:style-name="T2">buffer</text:span></text:p>
        </draw:rect>
        <draw:line draw:style-name="gr6" draw:text-style-name="P1" draw:layer="layout" svg:x1="22.463cm" svg:y1="5.699cm" svg:x2="23.606cm" svg:y2="5.699cm">
          <text:p text:style-name="P2"><text:span text:style-name="T3">step <text:s/></text:span></text:p>
          <text:p text:style-name="P2"><text:span text:style-name="T3">delay <text:s/></text:span></text:p>
        </draw:line>
        <draw:rect draw:style-name="gr10" draw:text-style-name="P4" draw:layer="layout" svg:width="0.889cm" svg:height="0.762cm" svg:x="23.606cm" svg:y="5.318cm">
          <text:p text:style-name="P2"><text:span text:style-name="T2">OC</text:span></text:p>
        </draw:rect>
        <draw:line draw:style-name="gr6" draw:text-style-name="P1" draw:layer="layout" svg:x1="24.495cm" svg:y1="5.699cm" svg:x2="25.511cm" svg:y2="5.699cm">
          <text:p text:style-name="P2"><text:span text:style-name="T3">pulse <text:s/></text:span></text:p>
          <text:p text:style-name="P2"><text:span text:style-name="T3"><text:s text:c="2"/></text:span></text:p>
        </draw:line>
        <draw:rect draw:style-name="gr4" draw:text-style-name="P4" draw:layer="layout" svg:width="1.143cm" svg:height="0.762cm" svg:x="25.511cm" svg:y="5.318cm">
          <text:p text:style-name="P2"><text:span text:style-name="T2">stepper</text:span></text:p>
        </draw:rect>
        <draw:line draw:style-name="gr6" draw:text-style-name="P1" draw:layer="layout" svg:x1="20.304cm" svg:y1="5.064cm" svg:x2="21.447cm" svg:y2="5.699cm">
          <text:p text:style-name="P2"><text:span text:style-name="T3">step <text:s/></text:span></text:p>
          <text:p text:style-name="P2"><text:span text:style-name="T3">array <text:s/></text:span></text:p>
        </draw:line>
        <draw:line draw:style-name="gr6" draw:text-style-name="P1" draw:layer="layout" svg:x1="20.304cm" svg:y1="4.302cm" svg:x2="21.447cm" svg:y2="3.667cm">
          <text:p text:style-name="P2"><text:span text:style-name="T3">step <text:s/></text:span></text:p>
          <text:p text:style-name="P2"><text:span text:style-name="T3">array <text:s/></text:span></text:p>
        </draw:line>
        <draw:frame draw:style-name="gr12" draw:layer="layout" svg:width="5.15cm" svg:height="0.963cm" svg:x="21.447cm" svg:y="5.826cm">
          <draw:text-box>
            <text:p>… <text:s text:c="7"/>… <text:s text:c="7"/>...</text:p>
          </draw:text-box>
        </draw:frame>
        <draw:line draw:style-name="gr3" draw:text-style-name="P3" draw:layer="layout" svg:x1="6.461cm" svg:y1="7.731cm" svg:x2="7.731cm" svg:y2="6.588cm">
          <text:p/>
        </draw:line>
        <draw:line draw:style-name="gr1" draw:text-style-name="P3" draw:layer="layout" svg:x1="9.89cm" svg:y1="2.016cm" svg:x2="11.16cm" svg:y2="2.016cm">
          <text:p/>
        </draw:line>
        <draw:rect draw:style-name="gr8" draw:text-style-name="P1" draw:layer="layout" svg:width="1.524cm" svg:height="1.016cm" svg:x="10.398cm" svg:y="6.461cm">
          <text:p text:style-name="P2"><text:span text:style-name="T3">command</text:span></text:p>
          <text:p text:style-name="P2"><text:span text:style-name="T3">dispatcher</text:span></text:p>
        </draw:rect>
        <draw:rect draw:style-name="gr8" draw:text-style-name="P1" draw:layer="layout" svg:width="1.524cm" svg:height="4.953cm" svg:x="13.065cm" svg:y="11.541cm">
          <text:p text:style-name="P2"><text:span text:style-name="T3">heater</text:span></text:p>
          <text:p text:style-name="P2"><text:span text:style-name="T3">manager</text:span></text:p>
        </draw:rect>
        <draw:line draw:style-name="gr11" draw:text-style-name="P1" draw:layer="layout" svg:x1="14.589cm" svg:y1="11.922cm" svg:x2="15.224cm" svg:y2="11.922cm">
          <text:p text:style-name="P2"><text:span text:style-name="T3"/></text:p>
          <text:p text:style-name="P2"><text:span text:style-name="T3"/></text:p>
        </draw:line>
        <draw:rect draw:style-name="gr4" draw:text-style-name="P4" draw:layer="layout" svg:width="1.397cm" svg:height="0.762cm" svg:x="16.748cm" svg:y="11.541cm">
          <text:p text:style-name="P2"><text:span text:style-name="T2">thermistor</text:span></text:p>
        </draw:rect>
        <draw:rect draw:style-name="gr10" draw:text-style-name="P4" draw:layer="layout" svg:width="0.889cm" svg:height="0.762cm" svg:x="15.224cm" svg:y="11.541cm">
          <text:p text:style-name="P2"><text:span text:style-name="T2">ADC</text:span></text:p>
        </draw:rect>
        <draw:line draw:style-name="gr11" draw:text-style-name="P1" draw:layer="layout" svg:x1="16.113cm" svg:y1="11.922cm" svg:x2="16.748cm" svg:y2="11.922cm">
          <text:p text:style-name="P2"><text:span text:style-name="T3"/></text:p>
          <text:p text:style-name="P2"><text:span text:style-name="T3"/></text:p>
        </draw:line>
        <draw:rect draw:style-name="gr4" draw:text-style-name="P4" draw:layer="layout" svg:width="1.397cm" svg:height="0.762cm" svg:x="16.748cm" svg:y="12.557cm">
          <text:p text:style-name="P2"><text:span text:style-name="T2">drive</text:span></text:p>
        </draw:rect>
        <draw:rect draw:style-name="gr10" draw:text-style-name="P4" draw:layer="layout" svg:width="0.889cm" svg:height="0.762cm" svg:x="15.224cm" svg:y="12.557cm">
          <text:p text:style-name="P2"><text:span text:style-name="T2">SW</text:span></text:p>
          <text:p text:style-name="P2"><text:span text:style-name="T2">PWM</text:span></text:p>
        </draw:rect>
        <draw:line draw:style-name="gr13" draw:text-style-name="P2" draw:layer="layout" svg:x1="14.589cm" svg:y1="12.938cm" svg:x2="15.224cm" svg:y2="12.938cm">
          <text:p/>
        </draw:line>
        <draw:line draw:style-name="gr13" draw:text-style-name="P2" draw:layer="layout" svg:x1="16.113cm" svg:y1="12.938cm" svg:x2="16.748cm" svg:y2="12.938cm">
          <text:p/>
        </draw:line>
        <draw:line draw:style-name="gr11" draw:text-style-name="P1" draw:layer="layout" svg:x1="18.145cm" svg:y1="11.922cm" svg:x2="18.78cm" svg:y2="11.922cm">
          <text:p text:style-name="P2"><text:span text:style-name="T3"/></text:p>
          <text:p text:style-name="P2"><text:span text:style-name="T3"/></text:p>
        </draw:line>
        <draw:line draw:style-name="gr13" draw:text-style-name="P2" draw:layer="layout" svg:x1="18.145cm" svg:y1="12.938cm" svg:x2="18.78cm" svg:y2="12.938cm">
          <text:p/>
        </draw:line>
        <draw:rect draw:style-name="gr4" draw:text-style-name="P4" draw:layer="layout" svg:width="1.651cm" svg:height="1.778cm" svg:x="18.78cm" svg:y="11.541cm">
          <text:p text:style-name="P2"><text:span text:style-name="T2">heated</text:span></text:p>
          <text:p text:style-name="P2"><text:span text:style-name="T2">bed</text:span></text:p>
        </draw:rect>
        <draw:line draw:style-name="gr11" draw:text-style-name="P1" draw:layer="layout" svg:x1="14.589cm" svg:y1="11.541cm" svg:x2="15.224cm" svg:y2="9.382cm">
          <text:p text:style-name="P2"><text:span text:style-name="T3">heater</text:span></text:p>
          <text:p text:style-name="P2"><text:span text:style-name="T3">settings</text:span></text:p>
        </draw:line>
        <draw:line draw:style-name="gr11" draw:text-style-name="P1" draw:layer="layout" svg:x1="14.589cm" svg:y1="13.954cm" svg:x2="15.224cm" svg:y2="13.954cm">
          <text:p text:style-name="P2"><text:span text:style-name="T3"/></text:p>
          <text:p text:style-name="P2"><text:span text:style-name="T3"/></text:p>
        </draw:line>
        <draw:rect draw:style-name="gr4" draw:text-style-name="P4" draw:layer="layout" svg:width="1.397cm" svg:height="0.762cm" svg:x="16.748cm" svg:y="13.573cm">
          <text:p text:style-name="P2"><text:span text:style-name="T2">thermistor</text:span></text:p>
        </draw:rect>
        <draw:rect draw:style-name="gr10" draw:text-style-name="P4" draw:layer="layout" svg:width="0.889cm" svg:height="0.762cm" svg:x="15.224cm" svg:y="13.573cm">
          <text:p text:style-name="P2"><text:span text:style-name="T2">ADC</text:span></text:p>
        </draw:rect>
        <draw:line draw:style-name="gr11" draw:text-style-name="P1" draw:layer="layout" svg:x1="16.113cm" svg:y1="13.954cm" svg:x2="16.748cm" svg:y2="13.954cm">
          <text:p text:style-name="P2"><text:span text:style-name="T3"/></text:p>
          <text:p text:style-name="P2"><text:span text:style-name="T3"/></text:p>
        </draw:line>
        <draw:rect draw:style-name="gr4" draw:text-style-name="P4" draw:layer="layout" svg:width="1.397cm" svg:height="0.762cm" svg:x="16.748cm" svg:y="14.589cm">
          <text:p text:style-name="P2"><text:span text:style-name="T2">drive</text:span></text:p>
        </draw:rect>
        <draw:rect draw:style-name="gr10" draw:text-style-name="P4" draw:layer="layout" svg:width="0.889cm" svg:height="0.762cm" svg:x="15.224cm" svg:y="14.589cm">
          <text:p text:style-name="P2"><text:span text:style-name="T2">SW</text:span></text:p>
          <text:p text:style-name="P2"><text:span text:style-name="T2">PWM</text:span></text:p>
        </draw:rect>
        <draw:line draw:style-name="gr13" draw:text-style-name="P2" draw:layer="layout" svg:x1="14.589cm" svg:y1="14.97cm" svg:x2="15.224cm" svg:y2="14.97cm">
          <text:p/>
        </draw:line>
        <draw:line draw:style-name="gr13" draw:text-style-name="P2" draw:layer="layout" svg:x1="16.113cm" svg:y1="14.97cm" svg:x2="16.748cm" svg:y2="14.97cm">
          <text:p/>
        </draw:line>
        <draw:line draw:style-name="gr11" draw:text-style-name="P1" draw:layer="layout" svg:x1="18.145cm" svg:y1="13.954cm" svg:x2="18.78cm" svg:y2="13.954cm">
          <text:p text:style-name="P2"><text:span text:style-name="T3"/></text:p>
          <text:p text:style-name="P2"><text:span text:style-name="T3"/></text:p>
        </draw:line>
        <draw:line draw:style-name="gr13" draw:text-style-name="P2" draw:layer="layout" svg:x1="18.145cm" svg:y1="14.97cm" svg:x2="18.78cm" svg:y2="14.97cm">
          <text:p/>
        </draw:line>
        <draw:rect draw:style-name="gr4" draw:text-style-name="P4" draw:layer="layout" svg:width="1.651cm" svg:height="1.778cm" svg:x="18.78cm" svg:y="13.573cm">
          <text:p text:style-name="P2"><text:span text:style-name="T2">hot</text:span></text:p>
          <text:p text:style-name="P2"><text:span text:style-name="T2">end</text:span></text:p>
        </draw:rect>
        <draw:frame draw:style-name="gr14" draw:layer="layout" svg:width="4.972cm" svg:height="0.963cm" svg:x="15.154cm" svg:y="15.531cm">
          <draw:text-box>
            <text:p>… <text:s text:c="5"/>… <text:s text:c="8"/>...</text:p>
          </draw:text-box>
        </draw:frame>
        <draw:rect draw:style-name="gr8" draw:text-style-name="P1" draw:layer="layout" svg:width="1.651cm" svg:height="1.27cm" svg:x="13.065cm" svg:y="9.255cm">
          <text:p text:style-name="P2"><text:span text:style-name="T3">fan</text:span></text:p>
          <text:p text:style-name="P2"><text:span text:style-name="T3">controller</text:span></text:p>
        </draw:rect>
        <draw:line draw:style-name="gr15" draw:text-style-name="P2" draw:layer="layout" svg:x1="15.224cm" svg:y1="9.382cm" svg:x2="14.97cm" svg:y2="7.477cm">
          <text:p/>
        </draw:line>
        <draw:line draw:style-name="gr11" draw:text-style-name="P1" draw:layer="layout" svg:x1="14.716cm" svg:y1="9.636cm" svg:x2="15.732cm" svg:y2="9.001cm">
          <text:p text:style-name="P2"><text:span text:style-name="T3"/></text:p>
          <text:p text:style-name="P2"><text:span text:style-name="T3"/></text:p>
        </draw:line>
        <draw:rect draw:style-name="gr4" draw:text-style-name="P4" draw:layer="layout" svg:width="1.397cm" svg:height="0.762cm" svg:x="17.256cm" svg:y="8.62cm">
          <text:p text:style-name="P2"><text:span text:style-name="T2">RPM</text:span></text:p>
          <text:p text:style-name="P2"><text:span text:style-name="T2">sensor</text:span></text:p>
        </draw:rect>
        <draw:rect draw:style-name="gr10" draw:text-style-name="P4" draw:layer="layout" svg:width="0.889cm" svg:height="0.762cm" svg:x="15.732cm" svg:y="8.62cm">
          <text:p text:style-name="P2"><text:span text:style-name="T2">CN /</text:span></text:p>
          <text:p text:style-name="P2"><text:span text:style-name="T2">GPIO</text:span></text:p>
        </draw:rect>
        <draw:line draw:style-name="gr11" draw:text-style-name="P1" draw:layer="layout" svg:x1="16.621cm" svg:y1="9.001cm" svg:x2="17.256cm" svg:y2="9.001cm">
          <text:p text:style-name="P2"><text:span text:style-name="T3"/></text:p>
          <text:p text:style-name="P2"><text:span text:style-name="T3"/></text:p>
        </draw:line>
        <draw:rect draw:style-name="gr4" draw:text-style-name="P4" draw:layer="layout" svg:width="1.397cm" svg:height="0.762cm" svg:x="17.256cm" svg:y="9.636cm">
          <text:p text:style-name="P2"><text:span text:style-name="T2">drive</text:span></text:p>
        </draw:rect>
        <draw:rect draw:style-name="gr10" draw:text-style-name="P4" draw:layer="layout" svg:width="0.889cm" svg:height="0.762cm" svg:x="15.732cm" svg:y="9.636cm">
          <text:p text:style-name="P2"><text:span text:style-name="T2">OC</text:span></text:p>
          <text:p text:style-name="P2"><text:span text:style-name="T2">PWM</text:span></text:p>
        </draw:rect>
        <draw:line draw:style-name="gr13" draw:text-style-name="P2" draw:layer="layout" svg:x1="14.716cm" svg:y1="10.017cm" svg:x2="15.732cm" svg:y2="10.017cm">
          <text:p/>
        </draw:line>
        <draw:line draw:style-name="gr13" draw:text-style-name="P2" draw:layer="layout" svg:x1="16.621cm" svg:y1="10.017cm" svg:x2="17.256cm" svg:y2="10.017cm">
          <text:p/>
        </draw:line>
        <draw:line draw:style-name="gr11" draw:text-style-name="P1" draw:layer="layout" svg:x1="18.653cm" svg:y1="9.001cm" svg:x2="19.288cm" svg:y2="9.001cm">
          <text:p text:style-name="P2"><text:span text:style-name="T3"/></text:p>
          <text:p text:style-name="P2"><text:span text:style-name="T3"/></text:p>
        </draw:line>
        <draw:line draw:style-name="gr13" draw:text-style-name="P2" draw:layer="layout" svg:x1="18.653cm" svg:y1="10.017cm" svg:x2="19.288cm" svg:y2="10.017cm">
          <text:p/>
        </draw:line>
        <draw:rect draw:style-name="gr4" draw:text-style-name="P4" draw:layer="layout" svg:width="1.651cm" svg:height="1.778cm" svg:x="19.288cm" svg:y="8.62cm">
          <text:p text:style-name="P2"><text:span text:style-name="T2">fan</text:span></text:p>
        </draw:rect>
        <draw:frame draw:style-name="gr14" draw:layer="layout" svg:width="4.972cm" svg:height="0.963cm" svg:x="15.605cm" svg:y="10.144cm">
          <draw:text-box>
            <text:p>… <text:s text:c="5"/>… <text:s text:c="8"/>...</text:p>
          </draw:text-box>
        </draw:frame>
        <draw:line draw:style-name="gr13" draw:text-style-name="P2" draw:layer="layout" svg:x1="4.556cm" svg:y1="3.667cm" svg:x2="5.191cm" svg:y2="3.667cm">
          <text:p/>
        </draw:line>
        <draw:rect draw:style-name="gr10" draw:text-style-name="P4" draw:layer="layout" svg:width="1.27cm" svg:height="0.762cm" svg:x="5.191cm" svg:y="3.286cm">
          <text:p text:style-name="P2"><text:span text:style-name="T2">UART</text:span></text:p>
        </draw:rect>
        <draw:rect draw:style-name="gr4" draw:text-style-name="P4" draw:layer="layout" svg:width="1.27cm" svg:height="0.762cm" svg:x="1.381cm" svg:y="3.286cm">
          <text:p text:style-name="P2"><text:span text:style-name="T2">USB</text:span></text:p>
          <text:p text:style-name="P2"><text:span text:style-name="T2">Device</text:span></text:p>
        </draw:rect>
        <draw:line draw:style-name="gr13" draw:text-style-name="P2" draw:layer="layout" svg:x1="2.651cm" svg:y1="3.667cm" svg:x2="3.286cm" svg:y2="3.667cm">
          <text:p/>
        </draw:line>
        <draw:rect draw:style-name="gr2" draw:text-style-name="P3" draw:layer="layout" svg:width="1.27cm" svg:height="0.762cm" svg:x="3.286cm" svg:y="8.747cm">
          <text:p text:style-name="P2"><text:span text:style-name="T1">Ethernet</text:span></text:p>
          <text:p text:style-name="P2"><text:span text:style-name="T1">driver</text:span></text:p>
        </draw:rect>
        <draw:line draw:style-name="gr3" draw:text-style-name="P2" draw:layer="layout" svg:x1="4.556cm" svg:y1="9.128cm" svg:x2="5.191cm" svg:y2="9.128cm">
          <text:p/>
        </draw:line>
        <draw:rect draw:style-name="gr2" draw:text-style-name="P3" draw:layer="layout" svg:width="1.27cm" svg:height="0.762cm" svg:x="5.191cm" svg:y="8.747cm">
          <text:p text:style-name="P2"><text:span text:style-name="T1">TCP/IP</text:span></text:p>
        </draw:rect>
        <draw:rect draw:style-name="gr4" draw:text-style-name="P4" draw:layer="layout" svg:width="1.27cm" svg:height="0.762cm" svg:x="1.381cm" svg:y="8.747cm">
          <text:p text:style-name="P2"><text:span text:style-name="T2">Ethernet</text:span></text:p>
        </draw:rect>
        <draw:line draw:style-name="gr3" draw:text-style-name="P2" draw:layer="layout" svg:x1="2.651cm" svg:y1="9.128cm" svg:x2="3.286cm" svg:y2="9.128cm">
          <text:p/>
        </draw:line>
        <draw:rect draw:style-name="gr2" draw:text-style-name="P3" draw:layer="layout" svg:width="1.27cm" svg:height="0.762cm" svg:x="3.286cm" svg:y="9.763cm">
          <text:p text:style-name="P2"><text:span text:style-name="T1">SPI</text:span></text:p>
        </draw:rect>
        <draw:rect draw:style-name="gr4" draw:text-style-name="P4" draw:layer="layout" svg:width="1.27cm" svg:height="0.762cm" svg:x="1.381cm" svg:y="9.763cm">
          <text:p text:style-name="P2"><text:span text:style-name="T2">WiFi</text:span></text:p>
        </draw:rect>
        <draw:line draw:style-name="gr3" draw:text-style-name="P2" draw:layer="layout" svg:x1="2.651cm" svg:y1="10.144cm" svg:x2="3.286cm" svg:y2="10.144cm">
          <text:p/>
        </draw:line>
        <draw:rect draw:style-name="gr4" draw:text-style-name="P4" draw:layer="layout" svg:width="1.27cm" svg:height="0.762cm" svg:x="3.286cm" svg:y="3.286cm">
          <text:p text:style-name="P2"><text:span text:style-name="T2">FTDI</text:span></text:p>
        </draw:rect>
        <draw:line draw:style-name="gr13" draw:text-style-name="P1" draw:layer="layout" svg:x1="6.461cm" svg:y1="3.667cm" svg:x2="7.731cm" svg:y2="5.826cm">
          <text:p/>
        </draw:line>
        <draw:line draw:style-name="gr3" draw:text-style-name="P2" draw:layer="layout" svg:x1="4.556cm" svg:y1="10.144cm" svg:x2="5.191cm" svg:y2="9.509cm">
          <text:p/>
        </draw:line>
        <draw:line draw:style-name="gr3" draw:text-style-name="P3" draw:layer="layout" svg:x1="6.461cm" svg:y1="8.747cm" svg:x2="7.731cm" svg:y2="6.842cm">
          <text:p/>
        </draw:line>
        <draw:rect draw:style-name="gr2" draw:text-style-name="P3" draw:layer="layout" svg:width="1.27cm" svg:height="0.762cm" svg:x="3.286cm" svg:y="5.826cm">
          <text:p text:style-name="P2"><text:span text:style-name="T1">USB Host</text:span></text:p>
          <text:p text:style-name="P2"><text:span text:style-name="T1">stack</text:span></text:p>
        </draw:rect>
        <draw:line draw:style-name="gr3" draw:text-style-name="P2" draw:layer="layout" svg:x1="4.556cm" svg:y1="5.953cm" svg:x2="5.191cm" svg:y2="5.699cm">
          <text:p/>
        </draw:line>
        <draw:rect draw:style-name="gr2" draw:text-style-name="P3" draw:layer="layout" svg:width="1.27cm" svg:height="0.762cm" svg:x="5.191cm" svg:y="5.318cm">
          <text:p text:style-name="P2"><text:span text:style-name="T1">Android</text:span></text:p>
        </draw:rect>
        <draw:rect draw:style-name="gr4" draw:text-style-name="P4" draw:layer="layout" svg:width="1.27cm" svg:height="0.762cm" svg:x="1.381cm" svg:y="5.826cm">
          <text:p text:style-name="P2"><text:span text:style-name="T2">USB</text:span></text:p>
          <text:p text:style-name="P2"><text:span text:style-name="T2">Host</text:span></text:p>
        </draw:rect>
        <draw:line draw:style-name="gr3" draw:text-style-name="P2" draw:layer="layout" svg:x1="2.651cm" svg:y1="6.207cm" svg:x2="3.286cm" svg:y2="6.207cm">
          <text:p/>
        </draw:line>
        <draw:line draw:style-name="gr3" draw:text-style-name="P2" draw:layer="layout" svg:x1="4.556cm" svg:y1="6.461cm" svg:x2="5.191cm" svg:y2="6.715cm">
          <text:p/>
        </draw:line>
        <draw:rect draw:style-name="gr2" draw:text-style-name="P3" draw:layer="layout" svg:width="1.27cm" svg:height="0.762cm" svg:x="5.191cm" svg:y="6.334cm">
          <text:p text:style-name="P2"><text:span text:style-name="T1">MSD</text:span></text:p>
        </draw:rect>
        <draw:line draw:style-name="gr3" draw:text-style-name="P2" draw:layer="layout" svg:x1="5.826cm" svg:y1="7.096cm" svg:x2="5.953cm" svg:y2="7.731cm">
          <text:p/>
        </draw:line>
        <draw:line draw:style-name="gr3" draw:text-style-name="P3" draw:layer="layout" svg:x1="6.461cm" svg:y1="5.699cm" svg:x2="7.731cm" svg:y2="6.334cm">
          <text:p/>
        </draw:line>
        <draw:frame draw:style-name="gr16" draw:text-style-name="P5" draw:layer="layout" svg:width="2.242cm" svg:height="0.64cm" draw:transform="rotate (1.57411245237339) translate (6.848cm 7.219cm)">
          <draw:text-box>
            <text:p><text:span text:style-name="T4">g-code text</text:span></text:p>
          </draw:text-box>
        </draw:frame>
        <draw:rect draw:style-name="gr2" draw:text-style-name="P3" draw:layer="layout" svg:width="1.651cm" svg:height="1.27cm" svg:x="19.288cm" svg:y="6.969cm">
          <text:p text:style-name="P2"><text:span text:style-name="T1">expansion</text:span></text:p>
          <text:p text:style-name="P2"><text:span text:style-name="T1">bus</text:span></text:p>
          <text:p text:style-name="P2"><text:span text:style-name="T1">dispatcher</text:span></text:p>
        </draw:rect>
        <draw:line draw:style-name="gr17" draw:text-style-name="P3" draw:layer="layout" svg:x1="17.637cm" svg:y1="5.064cm" svg:x2="19.288cm" svg:y2="6.969cm">
          <text:p text:style-name="P2"><text:span text:style-name="T1">speed</text:span></text:p>
          <text:p text:style-name="P2"><text:span text:style-name="T1">ramps</text:span></text:p>
        </draw:line>
        <draw:line draw:style-name="gr18" draw:text-style-name="P3" draw:layer="layout" svg:x1="13.446cm" svg:y1="7.985cm" svg:x2="19.288cm" svg:y2="7.731cm">
          <text:p text:style-name="P2"><text:span text:style-name="T1"><text:s text:c="13"/></text:span><text:span text:style-name="T1">fan cmds / data</text:span></text:p>
          <text:p text:style-name="P2"><text:span text:style-name="T1"/></text:p>
        </draw:line>
        <draw:line draw:style-name="gr18" draw:text-style-name="P3" draw:layer="layout" svg:x1="13.573cm" svg:y1="8.239cm" svg:x2="19.288cm" svg:y2="8.112cm">
          <text:p text:style-name="P2"><text:span text:style-name="T1"><text:s text:c="13"/></text:span><text:span text:style-name="T1">heater cmds / data</text:span></text:p>
          <text:p text:style-name="P2"><text:span text:style-name="T1"/></text:p>
        </draw:line>
        <draw:line draw:style-name="gr18" draw:text-style-name="P3" draw:layer="layout" svg:x1="13.319cm" svg:y1="7.731cm" svg:x2="19.288cm" svg:y2="7.35cm">
          <text:p text:style-name="P2"><text:span text:style-name="T1"><text:s text:c="17"/></text:span><text:span text:style-name="T1">aux equipment cmds / data</text:span></text:p>
          <text:p text:style-name="P2"><text:span text:style-name="T1"/></text:p>
        </draw:line>
        <draw:line draw:style-name="gr19" draw:text-style-name="P2" draw:layer="layout" svg:x1="11.922cm" svg:y1="7.477cm" svg:x2="13.573cm" svg:y2="8.239cm">
          <text:p/>
        </draw:line>
        <draw:rect draw:style-name="gr2" draw:text-style-name="P3" draw:layer="layout" svg:width="1.27cm" svg:height="0.762cm" svg:x="21.701cm" svg:y="7.223cm">
          <text:p text:style-name="P2"><text:span text:style-name="T1">UART</text:span></text:p>
        </draw:rect>
        <draw:line draw:style-name="gr3" draw:text-style-name="P2" draw:layer="layout" svg:x1="20.939cm" svg:y1="7.604cm" svg:x2="21.701cm" svg:y2="7.604cm">
          <text:p/>
        </draw:line>
        <draw:line draw:style-name="gr19" draw:text-style-name="P2" draw:layer="layout" svg:x1="11.922cm" svg:y1="7.223cm" svg:x2="13.446cm" svg:y2="7.985cm">
          <text:p/>
        </draw:line>
        <draw:line draw:style-name="gr19" draw:text-style-name="P2" draw:layer="layout" svg:x1="11.922cm" svg:y1="6.969cm" svg:x2="13.319cm" svg:y2="7.731cm">
          <text:p/>
        </draw:line>
        <draw:rect draw:style-name="gr9" draw:text-style-name="P1" draw:layer="layout" svg:width="2.54cm" svg:height="1.524cm" svg:x="11.16cm" svg:y="1.254cm">
          <text:p text:style-name="P2"><text:span text:style-name="T3">main</text:span></text:p>
          <text:p text:style-name="P2"><text:span text:style-name="T3">application</text:span></text:p>
        </draw:rect>
        <draw:line draw:style-name="gr20" draw:text-style-name="P1" draw:layer="layout" svg:x1="11.287cm" svg:y1="6.461cm" svg:x2="11.795cm" svg:y2="2.778cm">
          <text:p/>
        </draw:line>
        <draw:line draw:style-name="gr20" draw:text-style-name="P1" draw:layer="layout" svg:x1="9.255cm" svg:y1="5.826cm" svg:x2="11.287cm" svg:y2="2.778cm">
          <text:p/>
        </draw:line>
        <draw:line draw:style-name="gr20" draw:text-style-name="P1" draw:layer="layout" svg:x1="12.176cm" svg:y1="2.778cm" svg:x2="13.319cm" svg:y2="4.302cm">
          <text:p/>
        </draw:line>
        <draw:line draw:style-name="gr20" draw:text-style-name="P1" draw:layer="layout" svg:x1="13.192cm" svg:y1="2.778cm" svg:x2="16.113cm" svg:y2="4.302cm">
          <text:p/>
        </draw:line>
        <draw:line draw:style-name="gr20" draw:text-style-name="P1" draw:layer="layout" svg:x1="13.7cm" svg:y1="2.778cm" svg:x2="18.78cm" svg:y2="4.302cm">
          <text:p/>
        </draw:line>
        <draw:line draw:style-name="gr3" draw:text-style-name="P2" draw:layer="layout" svg:x1="22.971cm" svg:y1="7.604cm" svg:x2="23.733cm" svg:y2="7.604cm">
          <text:p/>
        </draw:line>
        <draw:rect draw:style-name="gr4" draw:text-style-name="P4" draw:layer="layout" svg:width="1.143cm" svg:height="0.762cm" svg:x="23.733cm" svg:y="7.223cm">
          <text:p text:style-name="P2"><text:span text:style-name="T2">bus</text:span></text:p>
          <text:p text:style-name="P2"><text:span text:style-name="T2">driver</text:span></text:p>
        </draw:rect>
        <draw:frame draw:style-name="gr21" draw:text-style-name="P5" draw:layer="layout" svg:width="4.536cm" svg:height="0.64cm" svg:x="10.652cm" svg:y="3.281cm">
          <draw:text-box>
            <text:p><text:span text:style-name="T4">commands / events / data</text:span></text:p>
          </draw:text-box>
        </draw:frame>
        <draw:g>
          <draw:rect draw:style-name="gr4" draw:text-style-name="P4" draw:layer="layout" svg:width="1.27cm" svg:height="0.762cm" svg:x="1.671cm" svg:y="14.205cm">
            <text:p text:style-name="P2"><text:span text:style-name="T2">USB</text:span></text:p>
            <text:p text:style-name="P2"><text:span text:style-name="T2">Device</text:span></text:p>
          </draw:rect>
          <draw:rect draw:style-name="gr10" draw:text-style-name="P4" draw:layer="layout" svg:width="1.27cm" svg:height="0.762cm" svg:x="1.671cm" svg:y="15.221cm">
            <text:p text:style-name="P2"><text:span text:style-name="T2">UART</text:span></text:p>
          </draw:rect>
          <draw:rect draw:style-name="gr5" draw:text-style-name="P1" draw:layer="layout" svg:width="1.524cm" svg:height="0.762cm" svg:x="1.671cm" svg:y="16.237cm">
            <text:p text:style-name="P2"><text:span text:style-name="T3">motion</text:span></text:p>
            <text:p text:style-name="P2"><text:span text:style-name="T3">planner</text:span></text:p>
          </draw:rect>
          <draw:rect draw:style-name="gr8" draw:text-style-name="P1" draw:layer="layout" svg:width="1.524cm" svg:height="0.762cm" svg:x="1.671cm" svg:y="17.253cm">
            <text:p text:style-name="P2"><text:span text:style-name="T3">kinematics</text:span></text:p>
          </draw:rect>
          <draw:rect draw:style-name="gr9" draw:text-style-name="P1" draw:layer="layout" svg:width="1.27cm" svg:height="0.762cm" svg:x="1.671cm" svg:y="18.269cm">
            <text:p text:style-name="P2"><text:span text:style-name="T3">step</text:span></text:p>
            <text:p text:style-name="P2"><text:span text:style-name="T3">generator</text:span></text:p>
          </draw:rect>
          <draw:rect draw:style-name="gr2" draw:text-style-name="P3" draw:layer="layout" svg:width="1.27cm" svg:height="0.762cm" svg:x="1.671cm" svg:y="19.285cm">
            <text:p text:style-name="P2"><text:span text:style-name="T1">SPI</text:span></text:p>
          </draw:rect>
          <draw:frame draw:style-name="gr22" draw:text-style-name="P6" draw:layer="layout" svg:width="10.124cm" svg:height="6.855cm" svg:x="3.195cm" svg:y="13.065cm">
            <draw:text-box>
              <text:p text:style-name="P6"><text:span text:style-name="T5">Legend:</text:span></text:p>
              <text:p text:style-name="P6"><text:span text:style-name="T5"/></text:p>
              <text:p text:style-name="P6"><text:span text:style-name="T5">- hardware / external module</text:span></text:p>
              <text:p text:style-name="P6"><text:span text:style-name="T5"/></text:p>
              <text:p text:style-name="P6"><text:span text:style-name="T5">- HAL / peripheral driver</text:span></text:p>
              <text:p text:style-name="P6"><text:span text:style-name="T5"/></text:p>
              <text:p text:style-name="P6"><text:span text:style-name="T5">- existing module with minimal adaptation</text:span></text:p>
              <text:p text:style-name="P6"><text:span text:style-name="T5"/></text:p>
              <text:p text:style-name="P6"><text:span text:style-name="T5">- existing module with heavy adaptation</text:span></text:p>
              <text:p text:style-name="P6"><text:span text:style-name="T5"/></text:p>
              <text:p text:style-name="P6"><text:span text:style-name="T5">- application-specific module, write from scratch</text:span></text:p>
              <text:p text:style-name="P6"><text:span text:style-name="T5"/></text:p>
              <text:p text:style-name="P6"><text:span text:style-name="T5">- not implemented at the momen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Cyan_20_Gradient" draw:display-name="Cyan Gradient" draw:style="radial" draw:cx="0%" draw:cy="0%" draw:start-color="#00cccc" draw:end-color="#99ffff" draw:start-intensity="100%" draw:end-intensity="100%" draw:border="0%"/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Gray_20_Gradient_20_2" draw:display-name="Gray Gradient 2" draw:style="linear" draw:start-color="#eeeeee" draw:end-color="#999999" draw:start-intensity="100%" draw:end-intensity="100%" draw:angle="450" draw:border="30%"/>
    <draw:gradient draw:name="Green_20_Gradient_20_1" draw:display-name="Green Gradient 1" draw:style="linear" draw:start-color="#00cc33" draw:end-color="#009933" draw:start-intensity="100%" draw:end-intensity="85%" draw:angle="0" draw:border="0%"/>
    <draw:gradient draw:name="Orange_20_Gradient_20_1" draw:display-name="Orange Gradient 1" draw:style="linear" draw:start-color="#ffcc00" draw:end-color="#ff6600" draw:start-intensity="100%" draw:end-intensity="100%" draw:angle="1800" draw:border="0%"/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6-25T00:07:15.64</meta:creation-date>
    <meta:editing-duration>PT1H17M34S</meta:editing-duration>
    <meta:editing-cycles>25</meta:editing-cycles>
    <meta:generator>OpenOffice/4.1.1$Win32 OpenOffice.org_project/411m6$Build-9775</meta:generator>
    <dc:date>2015-06-25T01:53:44.54</dc:date>
    <meta:document-statistic meta:object-count="142"/>
  </office:meta>
</office:document-meta>
</file>